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3" style:family="table">
      <style:table-properties style:width="80.01mm" table:align="margins"/>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2" style:family="table">
      <style:table-properties style:width="80.01mm" table:align="margins"/>
    </style:style>
    <style:style style:name="Table2.A" style:family="table-column">
      <style:table-column-properties style:column-width="20.92mm" style:rel-column-width="17135*"/>
    </style:style>
    <style:style style:name="Table2.B" style:family="table-column">
      <style:table-column-properties style:column-width="19.01mm" style:rel-column-width="15574*"/>
    </style:style>
    <style:style style:name="Table2.C" style:family="table-column">
      <style:table-column-properties style:column-width="6.97mm" style:rel-column-width="5706*"/>
    </style:style>
    <style:style style:name="Table2.D" style:family="table-column">
      <style:table-column-properties style:column-width="8.18mm" style:rel-column-width="6703*"/>
    </style:style>
    <style:style style:name="Table2.E" style:family="table-column">
      <style:table-column-properties style:column-width="6.01mm" style:rel-column-width="4926*"/>
    </style:style>
    <style:style style:name="Table2.F" style:family="table-column">
      <style:table-column-properties style:column-width="0.95mm" style:rel-column-width="780*"/>
    </style:style>
    <style:style style:name="Table2.G" style:family="table-column">
      <style:table-column-properties style:column-width="17.96mm" style:rel-column-width="14711*"/>
    </style:style>
    <style:style style:name="Table2.A1" style:family="table-cell">
      <style:table-cell-properties fo:padding="0.97mm" fo:border-left="none" fo:border-right="0.05pt solid #000000" fo:border-top="none" fo:border-bottom="0.05pt solid #000000"/>
    </style:style>
    <style:style style:name="Table2.B1" style:family="table-cell">
      <style:table-cell-properties style:vertical-align="middle" fo:padding="0.97mm" fo:border-left="none" fo:border-right="0.05pt solid #000000" fo:border-top="none" fo:border-bottom="0.05pt solid #000000"/>
    </style:style>
    <style:style style:name="Table2.F1" style:family="table-cell">
      <style:table-cell-properties style:vertical-align="middle" fo:padding="0.97mm" fo:border-left="none" fo:border-right="none" fo:border-top="none" fo:border-bottom="0.05pt solid #000000"/>
    </style:style>
    <style:style style:name="Table2.A4" style:family="table-cell">
      <style:table-cell-properties fo:padding="0.97mm" fo:border-left="none" fo:border-right="0.05pt solid #000000" fo:border-top="none" fo:border-bottom="none"/>
    </style:style>
    <style:style style:name="Table2.B4" style:family="table-cell">
      <style:table-cell-properties style:vertical-align="middle" fo:padding="0.97mm" fo:border-left="none" fo:border-right="0.05pt solid #000000" fo:border-top="none" fo:border-bottom="none"/>
    </style:style>
    <style:style style:name="Table2.G4" style:family="table-cell">
      <style:table-cell-properties style:vertical-align="middle" fo:padding="0.97mm" fo:border="none"/>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text-properties fo:font-size="11pt" officeooo:paragraph-rsid="00027591" style:font-size-asian="11pt" style:font-size-complex="11pt" style:text-scale="96%"/>
    </style:style>
    <style:style style:name="P3" style:family="paragraph" style:parent-style-name="Text_20_body">
      <style:text-properties officeooo:paragraph-rsid="000477f5"/>
    </style:style>
    <style:style style:name="P4" style:family="paragraph" style:parent-style-name="Text_20_body">
      <style:text-properties officeooo:paragraph-rsid="000c47de"/>
    </style:style>
    <style:style style:name="P5" style:family="paragraph" style:parent-style-name="Text_20_body">
      <style:text-properties officeooo:rsid="0023d9e4" officeooo:paragraph-rsid="0023d9e4"/>
    </style:style>
    <style:style style:name="P6" style:family="paragraph" style:parent-style-name="Text_20_body">
      <style:text-properties officeooo:rsid="0027df82" officeooo:paragraph-rsid="003ffbbe"/>
    </style:style>
    <style:style style:name="P7" style:family="paragraph" style:parent-style-name="Text_20_body">
      <style:text-properties officeooo:rsid="0029ac4d" officeooo:paragraph-rsid="0029ac4d"/>
    </style:style>
    <style:style style:name="P8" style:family="paragraph" style:parent-style-name="Text_20_body">
      <style:text-properties officeooo:rsid="0029ac4d" officeooo:paragraph-rsid="003ffbbe"/>
    </style:style>
    <style:style style:name="P9" style:family="paragraph" style:parent-style-name="Text_20_body">
      <style:text-properties officeooo:paragraph-rsid="002a129d"/>
    </style:style>
    <style:style style:name="P10" style:family="paragraph" style:parent-style-name="Text_20_body">
      <loext:graphic-properties draw:fill="none" draw:fill-color="#ffffff" draw:opacity="100%"/>
      <style:paragraph-properties fo:background-color="transparent"/>
    </style:style>
    <style:style style:name="P11" style:family="paragraph" style:parent-style-name="Text_20_body">
      <loext:graphic-properties draw:fill="none" draw:fill-color="#ffffff" draw:opacity="100%"/>
      <style:paragraph-properties fo:background-color="transparent"/>
      <style:text-properties officeooo:rsid="002b30c1" officeooo:paragraph-rsid="002b30c1"/>
    </style:style>
    <style:style style:name="P12" style:family="paragraph" style:parent-style-name="Text_20_body">
      <loext:graphic-properties draw:fill="none" draw:fill-color="#ffffff" draw:opacity="100%"/>
      <style:paragraph-properties fo:background-color="transparent"/>
      <style:text-properties style:font-name="Liberation Mono" fo:font-size="10pt" officeooo:rsid="002b30c1" officeooo:paragraph-rsid="002b30c1" style:font-name-asian="NSimSun" style:font-size-asian="10pt" style:font-name-complex="Liberation Mono" style:font-size-complex="10pt"/>
    </style:style>
    <style:style style:name="P13" style:family="paragraph" style:parent-style-name="Text_20_body">
      <loext:graphic-properties draw:fill="none" draw:fill-color="#ffffff" draw:opacity="100%"/>
      <style:paragraph-properties fo:background-color="transparent"/>
      <style:text-properties fo:font-weight="bold" officeooo:rsid="002b30c1" officeooo:paragraph-rsid="002b30c1" style:font-weight-asian="bold" style:font-weight-complex="bold"/>
    </style:style>
    <style:style style:name="P14" style:family="paragraph" style:parent-style-name="Text_20_body">
      <style:paragraph-properties fo:text-align="center" style:justify-single-word="false"/>
      <style:text-properties officeooo:paragraph-rsid="00454b51"/>
    </style:style>
    <style:style style:name="P15" style:family="paragraph" style:parent-style-name="Text_20_body">
      <style:text-properties officeooo:rsid="0039b0fe" officeooo:paragraph-rsid="0039b0fe"/>
    </style:style>
    <style:style style:name="P16" style:family="paragraph" style:parent-style-name="Text_20_body">
      <style:text-properties officeooo:paragraph-rsid="004e48d4"/>
    </style:style>
    <style:style style:name="P17" style:family="paragraph" style:parent-style-name="Text_20_body">
      <style:text-properties officeooo:paragraph-rsid="00500679"/>
    </style:style>
    <style:style style:name="P18" style:family="paragraph" style:parent-style-name="Preformatted_20_Text">
      <style:text-properties officeooo:paragraph-rsid="00027591"/>
    </style:style>
    <style:style style:name="P19" style:family="paragraph" style:parent-style-name="Preformatted_20_Text">
      <style:text-properties officeooo:rsid="0009ff83" officeooo:paragraph-rsid="0009ff83"/>
    </style:style>
    <style:style style:name="P20" style:family="paragraph" style:parent-style-name="Preformatted_20_Text">
      <style:text-properties officeooo:rsid="00114fc5" officeooo:paragraph-rsid="00114fc5"/>
    </style:style>
    <style:style style:name="P21" style:family="paragraph" style:parent-style-name="Preformatted_20_Text">
      <style:text-properties officeooo:rsid="00144a30" officeooo:paragraph-rsid="00144a30"/>
    </style:style>
    <style:style style:name="P22" style:family="paragraph" style:parent-style-name="Preformatted_20_Text">
      <style:text-properties officeooo:paragraph-rsid="003ffbbe"/>
    </style:style>
    <style:style style:name="P23" style:family="paragraph" style:parent-style-name="Preformatted_20_Text">
      <style:text-properties officeooo:paragraph-rsid="00428801"/>
    </style:style>
    <style:style style:name="P24" style:family="paragraph" style:parent-style-name="Preformatted_20_Text">
      <style:text-properties officeooo:paragraph-rsid="004e48d4"/>
    </style:style>
    <style:style style:name="P25" style:family="paragraph" style:parent-style-name="Preformatted_20_Text">
      <style:text-properties officeooo:rsid="0051106f" officeooo:paragraph-rsid="0051106f"/>
    </style:style>
    <style:style style:name="P26" style:family="paragraph" style:parent-style-name="Preformatted_20_Text">
      <style:text-properties style:font-name="Liberation Mono" fo:font-size="10pt" officeooo:paragraph-rsid="005b4ea7" style:font-name-asian="NSimSun" style:font-size-asian="10pt" style:font-name-complex="Liberation Mono" style:font-size-complex="10pt"/>
    </style:style>
    <style:style style:name="P27" style:family="paragraph" style:parent-style-name="Preformatted_20_Text">
      <style:text-properties officeooo:paragraph-rsid="005b4ea7"/>
    </style:style>
    <style:style style:name="P28" style:family="paragraph" style:parent-style-name="Preformatted_20_Text">
      <style:text-properties officeooo:paragraph-rsid="005c1852"/>
    </style:style>
    <style:style style:name="P29" style:family="paragraph" style:parent-style-name="Preformatted_20_Text">
      <style:paragraph-properties fo:margin-top="0mm" fo:margin-bottom="4.99mm" loext:contextual-spacing="false"/>
    </style:style>
    <style:style style:name="P30" style:family="paragraph" style:parent-style-name="Preformatted_20_Text">
      <style:paragraph-properties fo:margin-top="0mm" fo:margin-bottom="4.99mm" loext:contextual-spacing="false"/>
      <style:text-properties officeooo:paragraph-rsid="000422e7"/>
    </style:style>
    <style:style style:name="P31" style:family="paragraph" style:parent-style-name="Preformatted_20_Text">
      <style:paragraph-properties fo:margin-top="0mm" fo:margin-bottom="4.99mm" loext:contextual-spacing="false"/>
      <style:text-properties officeooo:paragraph-rsid="000e6991"/>
    </style:style>
    <style:style style:name="P32" style:family="paragraph" style:parent-style-name="Preformatted_20_Text">
      <style:paragraph-properties fo:margin-top="0mm" fo:margin-bottom="4.99mm" loext:contextual-spacing="false"/>
      <style:text-properties officeooo:rsid="0039b0fe" officeooo:paragraph-rsid="004e48d4"/>
    </style:style>
    <style:style style:name="P33" style:family="paragraph" style:parent-style-name="Text_20_body" style:master-page-name="">
      <loext:graphic-properties draw:fill="none"/>
      <style:paragraph-properties fo:margin-left="0mm" fo:margin-right="0mm" fo:margin-top="0mm" fo:margin-bottom="2.47mm" loext:contextual-spacing="false" fo:line-height="120%" fo:text-indent="0mm" style:auto-text-indent="false" style:page-number="auto" fo:background-color="transparent"/>
    </style:style>
    <style:style style:name="P34" style:family="paragraph" style:parent-style-name="Standard">
      <style:text-properties fo:font-weight="bold" officeooo:rsid="001776ee" officeooo:paragraph-rsid="0041d4df" style:font-weight-asian="bold" style:font-weight-complex="bold"/>
    </style:style>
    <style:style style:name="P35" style:family="paragraph" style:parent-style-name="Standard">
      <style:text-properties fo:font-weight="bold" officeooo:paragraph-rsid="0041d4df" style:font-weight-asian="bold" style:font-weight-complex="bold"/>
    </style:style>
    <style:style style:name="P36" style:family="paragraph" style:parent-style-name="Standard">
      <style:text-properties officeooo:paragraph-rsid="001c7371"/>
    </style:style>
    <style:style style:name="P37" style:family="paragraph" style:parent-style-name="Standard">
      <style:text-properties officeooo:paragraph-rsid="002b7e28"/>
    </style:style>
    <style:style style:name="P38" style:family="paragraph" style:parent-style-name="Standard">
      <style:text-properties officeooo:paragraph-rsid="00337df5"/>
    </style:style>
    <style:style style:name="P39" style:family="paragraph" style:parent-style-name="Standard">
      <style:text-properties officeooo:rsid="00330ccb" officeooo:paragraph-rsid="00337df5"/>
    </style:style>
    <style:style style:name="P40" style:family="paragraph" style:parent-style-name="Standard">
      <style:text-properties officeooo:paragraph-rsid="003ffbbe"/>
    </style:style>
    <style:style style:name="P41" style:family="paragraph" style:parent-style-name="Standard">
      <style:paragraph-properties fo:text-align="start" style:justify-single-word="false"/>
      <style:text-properties officeooo:paragraph-rsid="00428801"/>
    </style:style>
    <style:style style:name="P42" style:family="paragraph" style:parent-style-name="Table_20_Contents">
      <style:paragraph-properties fo:text-align="center" style:justify-single-word="false"/>
      <style:text-properties style:font-name="Liberation Mono" fo:font-size="10pt" officeooo:rsid="001776ee" officeooo:paragraph-rsid="0041d4df" style:font-name-asian="NSimSun" style:font-size-asian="10pt" style:font-name-complex="Liberation Mono" style:font-size-complex="10pt"/>
    </style:style>
    <style:style style:name="P43" style:family="paragraph" style:parent-style-name="Table_20_Contents">
      <style:paragraph-properties fo:text-align="center" style:justify-single-word="false"/>
      <style:text-properties style:font-name="Liberation Mono" fo:font-size="10pt" officeooo:rsid="00165485" officeooo:paragraph-rsid="0041d4df" style:font-name-asian="NSimSun" style:font-size-asian="10pt" style:font-name-complex="Liberation Mono" style:font-size-complex="10pt"/>
    </style:style>
    <style:style style:name="P44" style:family="paragraph" style:parent-style-name="Table_20_Contents">
      <style:text-properties style:font-name="Liberation Mono" fo:font-size="10pt" officeooo:rsid="005b4ea7" officeooo:paragraph-rsid="005b4ea7" style:font-name-asian="NSimSun" style:font-size-asian="10pt" style:font-name-complex="Liberation Mono" style:font-size-complex="10pt"/>
    </style:style>
    <style:style style:name="P45" style:family="paragraph" style:parent-style-name="Table_20_Contents">
      <style:paragraph-properties fo:text-align="start" style:justify-single-word="false"/>
      <style:text-properties style:font-name="Liberation Mono" fo:font-size="10pt" fo:font-weight="bold" officeooo:paragraph-rsid="00428801"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officeooo:paragraph-rsid="00428801"/>
    </style:style>
    <style:style style:name="P47" style:family="paragraph" style:parent-style-name="Table_20_Contents">
      <style:paragraph-properties fo:text-align="start" style:justify-single-word="false"/>
      <style:text-properties officeooo:rsid="001d73a3" officeooo:paragraph-rsid="00428801"/>
    </style:style>
    <style:style style:name="P48" style:family="paragraph" style:parent-style-name="Contents_20_2">
      <style:paragraph-properties>
        <style:tab-stops>
          <style:tab-stop style:position="168.01mm" style:type="right" style:leader-style="dotted" style:leader-text="."/>
        </style:tab-stops>
      </style:paragraph-properties>
    </style:style>
    <style:style style:name="P49" style:family="paragraph" style:parent-style-name="Contents_20_1">
      <style:paragraph-properties>
        <style:tab-stops>
          <style:tab-stop style:position="170mm" style:type="right" style:leader-style="dotted" style:leader-text="."/>
        </style:tab-stops>
      </style:paragraph-properties>
    </style:style>
    <style:style style:name="P50" style:family="paragraph" style:parent-style-name="Contents_20_3">
      <style:paragraph-properties>
        <style:tab-stops>
          <style:tab-stop style:position="166mm" style:type="right" style:leader-style="dotted" style:leader-text="."/>
        </style:tab-stops>
      </style:paragraph-properties>
    </style:style>
    <style:style style:name="P51" style:family="paragraph" style:parent-style-name="Heading_20_1">
      <style:text-properties officeooo:paragraph-rsid="004e48d4"/>
    </style:style>
    <style:style style:name="P52" style:family="paragraph" style:parent-style-name="Heading_20_1">
      <style:text-properties officeooo:paragraph-rsid="00213667"/>
    </style:style>
    <style:style style:name="P53" style:family="paragraph" style:parent-style-name="Heading_20_1">
      <style:text-properties officeooo:paragraph-rsid="000422e7"/>
    </style:style>
    <style:style style:name="P54" style:family="paragraph" style:parent-style-name="Heading_20_1" style:master-page-name="">
      <loext:graphic-properties draw:fill="none"/>
      <style:paragraph-properties fo:margin-left="4.99mm" fo:margin-right="0mm" fo:margin-top="1.99mm" fo:margin-bottom="1.5mm" loext:contextual-spacing="false" fo:text-indent="0mm" style:auto-text-indent="false" style:page-number="auto" fo:background-color="transparent" fo:keep-with-next="always">
        <style:tab-stops/>
      </style:paragraph-properties>
    </style:style>
    <style:style style:name="P55" style:family="paragraph" style:parent-style-name="Heading_20_1">
      <loext:graphic-properties draw:fill="none"/>
      <style:paragraph-properties fo:margin-left="4.99mm" fo:margin-right="0mm" fo:margin-top="1.99mm" fo:margin-bottom="1.5mm" loext:contextual-spacing="false" fo:text-indent="0mm" style:auto-text-indent="false" fo:background-color="transparent" fo:keep-with-next="always">
        <style:tab-stops/>
      </style:paragraph-properties>
    </style:style>
    <style:style style:name="P56" style:family="paragraph" style:parent-style-name="Heading_20_1">
      <style:paragraph-properties fo:break-before="column"/>
    </style:style>
    <style:style style:name="P57" style:family="paragraph" style:parent-style-name="Heading_20_2">
      <style:paragraph-properties fo:margin-top="0mm" fo:margin-bottom="4.99mm" loext:contextual-spacing="false"/>
    </style:style>
    <style:style style:name="P58" style:family="paragraph" style:parent-style-name="Heading_20_3" style:list-style-name=""/>
    <style:style style:name="P59" style:family="paragraph" style:parent-style-name="Heading_20_3">
      <style:text-properties officeooo:paragraph-rsid="005db34c"/>
    </style:style>
    <style:style style:name="P60" style:family="paragraph" style:parent-style-name="Heading_20_3">
      <style:paragraph-properties fo:break-before="page"/>
    </style:style>
    <style:style style:name="P61" style:family="paragraph" style:parent-style-name="Heading_20_3">
      <style:paragraph-properties fo:break-before="column"/>
      <style:text-properties officeooo:paragraph-rsid="005db34c"/>
    </style:style>
    <style:style style:name="P62" style:family="paragraph" style:parent-style-name="Text_20_body">
      <style:paragraph-properties fo:break-before="column"/>
      <style:text-properties fo:font-size="10pt" fo:font-weight="bold" officeooo:rsid="00640ee8" officeooo:paragraph-rsid="00640ee8" style:font-size-asian="10.5pt" style:font-weight-asian="bold" style:font-weight-complex="bold"/>
    </style:style>
    <style:style style:name="T1" style:family="text">
      <style:text-properties officeooo:rsid="00469e98"/>
    </style:style>
    <style:style style:name="T2" style:family="text">
      <style:text-properties officeooo:rsid="00027591"/>
    </style:style>
    <style:style style:name="T3" style:family="text">
      <style:text-properties fo:font-size="10pt" style:font-size-asian="10pt" style:font-size-complex="10pt"/>
    </style:style>
    <style:style style:name="T4" style:family="text">
      <style:text-properties fo:font-size="10pt" officeooo:rsid="000c47de" style:font-size-asian="10pt" style:font-size-complex="10pt"/>
    </style:style>
    <style:style style:name="T5" style:family="text">
      <style:text-properties fo:font-size="10pt" style:font-size-asian="10pt" style:font-size-complex="10pt" style:text-scale="94%"/>
    </style:style>
    <style:style style:name="T6" style:family="text">
      <style:text-properties style:text-scale="94%"/>
    </style:style>
    <style:style style:name="T7" style:family="text">
      <style:text-properties officeooo:rsid="003c50aa" style:text-scale="94%"/>
    </style:style>
    <style:style style:name="T8" style:family="text">
      <style:text-properties officeooo:rsid="005c1852" style:text-scale="94%"/>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0084a27" style:font-weight-asian="bold" style:font-weight-complex="bold"/>
    </style:style>
    <style:style style:name="T12" style:family="text">
      <style:text-properties style:font-name="Liberation Serif" fo:font-weight="bold" officeooo:rsid="0007125f" style:font-weight-asian="bold" style:font-weight-complex="bold"/>
    </style:style>
    <style:style style:name="T13" style:family="text">
      <style:text-properties style:font-name="Liberation Serif" fo:font-weight="bold" officeooo:rsid="0009ff83" style:font-weight-asian="bold" style:font-weight-complex="bold"/>
    </style:style>
    <style:style style:name="T14" style:family="text">
      <style:text-properties style:font-name="Liberation Serif" fo:font-weight="bold" officeooo:rsid="00114fc5"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officeooo:rsid="0007125f" style:font-weight-asian="bold" style:font-weight-complex="bold"/>
    </style:style>
    <style:style style:name="T17" style:family="text">
      <style:text-properties fo:font-weight="bold" officeooo:rsid="0009ff83" style:font-weight-asian="bold" style:font-weight-complex="bold"/>
    </style:style>
    <style:style style:name="T18" style:family="text">
      <style:text-properties fo:font-weight="bold" officeooo:rsid="003c50aa" style:font-weight-asian="bold" style:font-weight-complex="bold" style:text-scale="94%"/>
    </style:style>
    <style:style style:name="T19" style:family="text">
      <style:text-properties fo:font-weight="bold" officeooo:rsid="005c1852" style:font-weight-asian="bold" style:font-weight-complex="bold" style:text-scale="94%"/>
    </style:style>
    <style:style style:name="T20" style:family="text">
      <style:text-properties fo:font-weight="bold" style:font-weight-asian="bold" style:font-weight-complex="bold" style:text-scale="92%"/>
    </style:style>
    <style:style style:name="T21" style:family="text">
      <style:text-properties officeooo:rsid="00084a27"/>
    </style:style>
    <style:style style:name="T22" style:family="text">
      <style:text-properties officeooo:rsid="000c47de"/>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officeooo:rsid="0023a92d" style:font-style-asian="italic" style:font-style-complex="italic"/>
    </style:style>
    <style:style style:name="T26" style:family="text">
      <style:text-properties style:text-underline-style="solid" style:text-underline-width="auto" style:text-underline-color="font-color"/>
    </style:style>
    <style:style style:name="T27" style:family="text">
      <style:text-properties style:font-name="Liberation Mono" fo:font-size="10pt" style:font-name-asian="NSimSun" style:font-size-asian="10pt" style:font-name-complex="Liberation Mono" style:font-size-complex="10pt"/>
    </style:style>
    <style:style style:name="T28" style:family="text">
      <style:text-properties style:font-name="Liberation Mono" fo:font-size="10pt" officeooo:rsid="002a129d" style:font-name-asian="NSimSun" style:font-size-asian="10pt" style:font-name-complex="Liberation Mono" style:font-size-complex="10pt"/>
    </style:style>
    <style:style style:name="T29" style:family="text">
      <style:text-properties style:font-name="Liberation Mono" fo:font-size="10pt" officeooo:rsid="002b30c1" style:font-name-asian="NSimSun" style:font-size-asian="10pt" style:font-name-complex="Liberation Mono" style:font-size-complex="10pt"/>
    </style:style>
    <style:style style:name="T3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1" style:family="text">
      <style:text-properties style:font-name="Liberation Mono" fo:font-size="15pt" officeooo:rsid="002b30c1" style:font-name-asian="NSimSun" style:font-size-asian="15pt" style:font-name-complex="Liberation Mono" style:font-size-complex="15pt"/>
    </style:style>
    <style:style style:name="T32" style:family="text">
      <style:text-properties officeooo:rsid="0018130b"/>
    </style:style>
    <style:style style:name="T33" style:family="text">
      <style:text-properties officeooo:rsid="002625ff"/>
    </style:style>
    <style:style style:name="T34" style:family="text">
      <style:text-properties officeooo:rsid="002a129d"/>
    </style:style>
    <style:style style:name="T35" style:family="text">
      <style:text-properties officeooo:rsid="002b7e28"/>
    </style:style>
    <style:style style:name="T36" style:family="text">
      <style:text-properties officeooo:rsid="002f7c23"/>
    </style:style>
    <style:style style:name="T37" style:family="text">
      <style:text-properties officeooo:rsid="0037c668"/>
    </style:style>
    <style:style style:name="T38" style:family="text">
      <style:text-properties fo:font-size="16pt" officeooo:rsid="003ae997" style:font-size-asian="16pt" style:font-size-complex="16pt"/>
    </style:style>
    <style:style style:name="T39" style:family="text">
      <style:text-properties fo:font-size="16pt" officeooo:rsid="003e264f" style:font-size-asian="16pt" style:font-size-complex="16pt"/>
    </style:style>
    <style:style style:name="T40" style:family="text">
      <style:text-properties fo:font-size="16pt" officeooo:rsid="004c9948" style:font-size-asian="16pt" style:font-size-complex="16pt"/>
    </style:style>
    <style:style style:name="T41" style:family="text">
      <style:text-properties officeooo:rsid="0041d4df"/>
    </style:style>
    <style:style style:name="T42" style:family="text">
      <style:text-properties officeooo:rsid="001d73a3"/>
    </style:style>
    <style:style style:name="T43" style:family="text">
      <style:text-properties officeooo:rsid="00454b51"/>
    </style:style>
    <style:style style:name="T44" style:family="text">
      <style:text-properties officeooo:rsid="0051106f"/>
    </style:style>
    <style:style style:name="T45" style:family="text">
      <style:text-properties officeooo:rsid="0054cc1d"/>
    </style:style>
    <style:style style:name="T46" style:family="text">
      <style:text-properties officeooo:rsid="0023a92d"/>
    </style:style>
    <style:style style:name="T47" style:family="text">
      <style:text-properties officeooo:rsid="005b5be5"/>
    </style:style>
    <style:style style:name="T48" style:family="text">
      <style:text-properties style:text-scale="92%"/>
    </style:style>
    <style:style style:name="T49" style:family="text">
      <style:text-properties officeooo:rsid="0023a92d" style:text-scale="92%"/>
    </style:style>
    <style:style style:name="T50" style:family="text">
      <style:text-properties officeooo:rsid="003c50aa" style:text-scale="92%"/>
    </style:style>
    <style:style style:name="T51" style:family="text">
      <style:text-properties officeooo:rsid="00629a7f"/>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14">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9"><text:a xlink:type="simple" xlink:href="#__RefHeading___Toc1442_537762928" text:style-name="Index_20_Link" text:visited-style-name="Index_20_Link">&lt;!doctype html&gt;<text:tab/>1</text:a></text:p>
            <text:p text:style-name="P49"><text:a xlink:type="simple" xlink:href="#__RefHeading___Toc2379_1726950752" text:style-name="Index_20_Link" text:visited-style-name="Index_20_Link">Attributes<text:tab/>1</text:a></text:p>
            <text:p text:style-name="P48"><text:a xlink:type="simple" xlink:href="#__RefHeading___Toc2381_1726950752" text:style-name="Index_20_Link" text:visited-style-name="Index_20_Link">class<text:tab/>1</text:a></text:p>
            <text:p text:style-name="P48"><text:a xlink:type="simple" xlink:href="#__RefHeading___Toc2383_1726950752" text:style-name="Index_20_Link" text:visited-style-name="Index_20_Link">id<text:tab/>1</text:a></text:p>
            <text:p text:style-name="P49"><text:a xlink:type="simple" xlink:href="#__RefHeading___Toc2385_1726950752" text:style-name="Index_20_Link" text:visited-style-name="Index_20_Link">Basic Formatting<text:tab/>1</text:a></text:p>
            <text:p text:style-name="P48"><text:a xlink:type="simple" xlink:href="#__RefHeading___Toc2387_1726950752" text:style-name="Index_20_Link" text:visited-style-name="Index_20_Link">Usage<text:tab/>1</text:a></text:p>
            <text:p text:style-name="P49"><text:a xlink:type="simple" xlink:href="#__RefHeading___Toc2389_1726950752" text:style-name="Index_20_Link" text:visited-style-name="Index_20_Link">Children<text:tab/>1</text:a></text:p>
            <text:p text:style-name="P49"><text:a xlink:type="simple" xlink:href="#__RefHeading___Toc2395_1726950752" text:style-name="Index_20_Link" text:visited-style-name="Index_20_Link">&lt;input&gt; and &lt;form&gt;<text:tab/>2</text:a></text:p>
            <text:p text:style-name="P48"><text:a xlink:type="simple" xlink:href="#__RefHeading___Toc2397_1726950752" text:style-name="Index_20_Link" text:visited-style-name="Index_20_Link">Attributes<text:tab/>2</text:a></text:p>
            <text:p text:style-name="P50"><text:a xlink:type="simple" xlink:href="#__RefHeading___Toc2399_1726950752" text:style-name="Index_20_Link" text:visited-style-name="Index_20_Link">The name property<text:tab/>2</text:a></text:p>
            <text:p text:style-name="P50"><text:a xlink:type="simple" xlink:href="#__RefHeading___Toc2401_1726950752" text:style-name="Index_20_Link" text:visited-style-name="Index_20_Link">The type property<text:tab/>2</text:a></text:p>
            <text:p text:style-name="P50"><text:a xlink:type="simple" xlink:href="#__RefHeading___Toc2403_1726950752" text:style-name="Index_20_Link" text:visited-style-name="Index_20_Link">The form property<text:tab/>2</text:a></text:p>
            <text:p text:style-name="P50"><text:a xlink:type="simple" xlink:href="#__RefHeading___Toc2405_1726950752" text:style-name="Index_20_Link" text:visited-style-name="Index_20_Link">Submit and Reset<text:tab/>2</text:a></text:p>
            <text:p text:style-name="P50"><text:a xlink:type="simple" xlink:href="#__RefHeading___Toc2407_1726950752" text:style-name="Index_20_Link" text:visited-style-name="Index_20_Link">the textarea element<text:tab/>3</text:a></text:p>
            <text:p text:style-name="P50"><text:a xlink:type="simple" xlink:href="#__RefHeading___Toc2409_1726950752" text:style-name="Index_20_Link" text:visited-style-name="Index_20_Link">The password Text Box<text:tab/>3</text:a></text:p>
            <text:p text:style-name="P50"><text:a xlink:type="simple" xlink:href="#__RefHeading___Toc2411_1726950752" text:style-name="Index_20_Link" text:visited-style-name="Index_20_Link">The Hidden Text Box<text:tab/>3</text:a></text:p>
            <text:p text:style-name="P50"><text:a xlink:type="simple" xlink:href="#__RefHeading___Toc2413_1726950752" text:style-name="Index_20_Link" text:visited-style-name="Index_20_Link">the wrap attribute<text:tab/>3</text:a></text:p>
            <text:p text:style-name="P50"><text:a xlink:type="simple" xlink:href="#__RefHeading___Toc2415_1726950752" text:style-name="Index_20_Link" text:visited-style-name="Index_20_Link">Checkbox/Radio buttons<text:tab/>3</text:a></text:p>
            <text:p text:style-name="P50"><text:a xlink:type="simple" xlink:href="#__RefHeading___Toc2417_1726950752" text:style-name="Index_20_Link" text:visited-style-name="Index_20_Link">Selection Boxes<text:tab/>3</text:a></text:p>
            <text:p text:style-name="P49"><text:a xlink:type="simple" xlink:href="#__RefHeading___Toc1453_996158260" text:style-name="Index_20_Link" text:visited-style-name="Index_20_Link">Comments<text:tab/>3</text:a></text:p>
            <text:p text:style-name="P49"><text:a xlink:type="simple" xlink:href="#__RefHeading___Toc2393_1726950752" text:style-name="Index_20_Link" text:visited-style-name="Index_20_Link">Div<text:tab/>3</text:a></text:p>
            <text:p text:style-name="P49"><text:a xlink:type="simple" xlink:href="#__RefHeading___Toc2419_1726950752" text:style-name="Index_20_Link" text:visited-style-name="Index_20_Link">Headings<text:tab/>3</text:a></text:p>
            <text:p text:style-name="P49"><text:a xlink:type="simple" xlink:href="#__RefHeading___Toc2421_1726950752" text:style-name="Index_20_Link" text:visited-style-name="Index_20_Link">Horizontal rules<text:tab/>3</text:a></text:p>
            <text:p text:style-name="P49"><text:a xlink:type="simple" xlink:href="#__RefHeading___Toc2423_1726950752" text:style-name="Index_20_Link" text:visited-style-name="Index_20_Link">Hyperlinks<text:tab/>3</text:a></text:p>
            <text:p text:style-name="P49"><text:a xlink:type="simple" xlink:href="#__RefHeading___Toc2425_1726950752" text:style-name="Index_20_Link" text:visited-style-name="Index_20_Link">Images<text:tab/>4</text:a></text:p>
            <text:p text:style-name="P49"><text:a xlink:type="simple" xlink:href="#__RefHeading___Toc2427_1726950752" text:style-name="Index_20_Link" text:visited-style-name="Index_20_Link">Input<text:tab/>4</text:a></text:p>
            <text:p text:style-name="P49"><text:a xlink:type="simple" xlink:href="#__RefHeading___Toc2429_1726950752" text:style-name="Index_20_Link" text:visited-style-name="Index_20_Link">Line breaks<text:tab/>4</text:a></text:p>
            <text:p text:style-name="P49"><text:a xlink:type="simple" xlink:href="#__RefHeading___Toc2431_1726950752" text:style-name="Index_20_Link" text:visited-style-name="Index_20_Link">Links<text:tab/>4</text:a></text:p>
            <text:p text:style-name="P49"><text:a xlink:type="simple" xlink:href="#__RefHeading___Toc2433_1726950752" text:style-name="Index_20_Link" text:visited-style-name="Index_20_Link">Lists<text:tab/>4</text:a></text:p>
            <text:p text:style-name="P48"><text:a xlink:type="simple" xlink:href="#__RefHeading___Toc2435_1726950752" text:style-name="Index_20_Link" text:visited-style-name="Index_20_Link">Unordered Lists<text:tab/>4</text:a></text:p>
            <text:p text:style-name="P48"><text:a xlink:type="simple" xlink:href="#__RefHeading___Toc2437_1726950752" text:style-name="Index_20_Link" text:visited-style-name="Index_20_Link">Ordered Lists<text:tab/>4</text:a></text:p>
            <text:p text:style-name="P49"><text:a xlink:type="simple" xlink:href="#__RefHeading___Toc2439_1726950752" text:style-name="Index_20_Link" text:visited-style-name="Index_20_Link">Semantic formatting<text:tab/>4</text:a></text:p>
            <text:p text:style-name="P49"><text:a xlink:type="simple" xlink:href="#__RefHeading___Toc2441_1726950752" text:style-name="Index_20_Link" text:visited-style-name="Index_20_Link">Tables<text:tab/>5</text:a></text:p>
            <text:p text:style-name="P49"><text:a xlink:type="simple" xlink:href="#__RefHeading___Toc2443_1726950752" text:style-name="Index_20_Link" text:visited-style-name="Index_20_Link">Tags &amp; Elements<text:tab/>5</text:a></text:p>
            <text:p text:style-name="P49"><text:a xlink:type="simple" xlink:href="#__RefHeading___Toc2445_1726950752" text:style-name="Index_20_Link" text:visited-style-name="Index_20_Link">Title<text:tab/>5</text:a></text:p>
          </text:index-body>
        </text:table-of-content>
        <text:p text:style-name="P14"/>
      </text:section>
      <text:section text:style-name="Sect4" text:name="Section1">
        <text:h text:style-name="P54" text:outline-level="1"><text:bookmark-start text:name="__RefHeading___Toc1442_537762928"/><text:bookmark text:name="line1"/>&lt;!doctype html&gt;<text:bookmark-end text:name="__RefHeading___Toc1442_537762928"/></text:h>
        <text:h text:style-name="P55"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ext:p text:style-name="Text_20_body"><text:span text:style-name="Strong_20_Emphasis">Example</text:span></text:p>
        <text:p text:style-name="P29"><text:span text:style-name="Source_20_Text">&lt;div class="big-box yellow-box"&gt;This is a big yellow box.&lt;/div&gt;</text:span></text:p>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ext:p text:style-name="Text_20_body"><text:span text:style-name="Strong_20_Emphasis">Example</text:span></text:p>
        <text:p text:style-name="P29"><text:span text:style-name="Source_20_Text">&lt;div id="my-box"&gt;This is my box! Put your text in some other box.&lt;/div&gt;</text:span></text:p>
        <text:h text:style-name="Heading_20_1" text:outline-level="1"><text:bookmark-start text:name="__RefHeading___Toc2385_1726950752"/>Basic Formatting<text:bookmark-end text:name="__RefHeading___Toc2385_1726950752"/></text:h>
        <text:p text:style-name="P31"><text:span text:style-name="Source_20_Text">&lt;b&gt;</text:span><text:span text:style-name="Source_20_Text"><text:span text:style-name="T15">bold</text:span></text:span><text:span text:style-name="Source_20_Text">&lt;/b&gt;, &lt;i&gt;</text:span><text:span text:style-name="Source_20_Text"><text:span text:style-name="T24">italicized</text:span></text:span><text:span text:style-name="Source_20_Text">&lt;/i&gt;, &lt;u&gt;</text:span><text:span text:style-name="Source_20_Text"><text:span text:style-name="T26">underlined</text:span></text:span><text:span text:style-name="Source_20_Text">&lt;/u&gt;</text:span></text:p>
        <text:h text:style-name="Heading_20_2"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29"><text:span text:style-name="Source_20_Text">&lt;/html&gt;</text:span></text:p>
        <text:p text:style-name="P29"><text:span text:style-name="Source_20_Text"/></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ext:p text:style-name="Text_20_body"><text:span text:style-name="Strong_20_Emphasis">Example</text:span></text:p>
        <text:p text:style-name="Preformatted_20_Text"><text:span text:style-name="Source_20_Text">&lt;ul id="parent"&gt;</text:span></text:p>
        <text:p text:style-name="Preformatted_20_Text"><text:span text:style-name="Source_20_Text"><text:s text:c="2"/>&lt;li id="child"&gt;I'm a child of parent!&lt;/li&gt; &lt;/ul&gt;</text:span></text:p>
        <text:h text:style-name="P51" text:outline-level="1"><text:bookmark-start text:name="__RefHeading___Toc2395_1726950752"/><text:soft-page-break/><text:span text:style-name="Source_20_Text"><text:span text:style-name="T38">&lt;input&gt; </text:span></text:span><text:span text:style-name="Source_20_Text"><text:span text:style-name="T39">and </text:span></text:span><text:span text:style-name="Source_20_Text"><text:span text:style-name="T40">&lt;</text:span></text:span><text:span text:style-name="Source_20_Text"><text:span text:style-name="T39">form</text:span></text:span><text:span text:style-name="Source_20_Text"><text:span text:style-name="T40">&gt;</text:span></text:span><text:bookmark-end text:name="__RefHeading___Toc2395_1726950752"/></text:h>
        <text:p text:style-name="P33">Form elements contain <text:span text:style-name="Source_20_Text"><text:span text:style-name="T3">&lt;input&gt;</text:span></text:span> elements.</text:p>
        <text:p text:style-name="Preformatted_20_Text">&lt;form name="myForm"&gt;<text:tab/>&lt;/form&gt;</text:p>
        <text:p text:style-name="Standard">you can access the object directly using its name, in this case <text:span text:style-name="Source_20_Text"><text:span text:style-name="T5">document.myForm </text:span></text:span></text:p>
        <text:p text:style-name="Text_20_body">or using <text:s/><text:span text:style-name="T27">document.forms[0]</text:span></text:p>
        <text:p text:style-name="P21"/>
        <text:h text:style-name="P57"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45">accept</text:p>
            </table:table-cell>
            <table:table-cell table:style-name="Table1.B1" office:value-type="string">
              <text:p text:style-name="P46">the types of files that the server accepts: <text:s/><text:span text:style-name="Emphasis">file_extension</text:span><text:line-break/>audio/* <text:s text:c="2"/>video/*<text:line-break/>image/* <text:s text:c="2"/><text:span text:style-name="T23">media_type</text:span> </text:p>
            </table:table-cell>
          </table:table-row>
          <table:table-row>
            <table:table-cell table:style-name="Table1.A1" office:value-type="string">
              <text:p text:style-name="P45">autocomplete</text:p>
            </table:table-cell>
            <table:table-cell table:style-name="Table1.B1" office:value-type="string">
              <text:p text:style-name="P46"><text:span text:style-name="T42">o</text:span>n off </text:p>
            </table:table-cell>
          </table:table-row>
          <table:table-row>
            <table:table-cell table:style-name="Table1.A1" office:value-type="string">
              <text:p text:style-name="P45">autofocus</text:p>
            </table:table-cell>
            <table:table-cell table:style-name="Table1.B1" office:value-type="string">
              <text:p text:style-name="P47">No value</text:p>
            </table:table-cell>
          </table:table-row>
          <table:table-row>
            <table:table-cell table:style-name="Table1.A1" office:value-type="string">
              <text:p text:style-name="P45">checked</text:p>
            </table:table-cell>
            <table:table-cell table:style-name="Table1.B1" office:value-type="string">
              <text:p text:style-name="P46">for type="checkbox" or <text:s text:c="2"/></text:p>
              <text:p text:style-name="P46"><text:s text:c="6"/>type="radio" </text:p>
            </table:table-cell>
          </table:table-row>
          <table:table-row>
            <table:table-cell table:style-name="Table1.A1" office:value-type="string">
              <text:p text:style-name="P45">disabled</text:p>
            </table:table-cell>
            <table:table-cell table:style-name="Table1.B1" office:value-type="string">
              <text:p text:style-name="P47">No value</text:p>
            </table:table-cell>
          </table:table-row>
          <table:table-row>
            <table:table-cell table:style-name="Table1.A1" office:value-type="string">
              <text:p text:style-name="P45">form</text:p>
            </table:table-cell>
            <table:table-cell table:style-name="Table1.B1" office:value-type="string">
              <text:p text:style-name="P46">Specifies one or more forms the &lt;input&gt; element belongs</text:p>
            </table:table-cell>
          </table:table-row>
          <table:table-row>
            <table:table-cell table:style-name="Table1.A1" office:value-type="string">
              <text:p text:style-name="P45">formaction</text:p>
            </table:table-cell>
            <table:table-cell table:style-name="Table1.B1" office:value-type="string">
              <text:p text:style-name="P46">the URL of the file that will process the input control when the form is submitted </text:p>
            </table:table-cell>
          </table:table-row>
          <table:table-row>
            <table:table-cell table:style-name="Table1.A1" office:value-type="string">
              <text:p text:style-name="P45">height/width</text:p>
            </table:table-cell>
            <table:table-cell table:style-name="Table1.B1" office:value-type="string">
              <text:p text:style-name="P46"/>
            </table:table-cell>
          </table:table-row>
          <table:table-row>
            <table:table-cell table:style-name="Table1.A1" office:value-type="string">
              <text:p text:style-name="P45">size</text:p>
            </table:table-cell>
            <table:table-cell table:style-name="Table1.B1" office:value-type="string">
              <text:p text:style-name="P46">width, in characters </text:p>
            </table:table-cell>
          </table:table-row>
          <table:table-row>
            <table:table-cell table:style-name="Table1.A1" office:value-type="string">
              <text:p text:style-name="P45">max/min</text:p>
            </table:table-cell>
            <table:table-cell table:style-name="Table1.B1" office:value-type="string">
              <text:p text:style-name="P46"><text:span text:style-name="T42">m</text:span>ax <text:span text:style-name="T42">or min</text:span> value for an elem</text:p>
            </table:table-cell>
          </table:table-row>
          <table:table-row>
            <table:table-cell table:style-name="Table1.A1" office:value-type="string">
              <text:p text:style-name="P45">maxlength</text:p>
            </table:table-cell>
            <table:table-cell table:style-name="Table1.B1" office:value-type="string">
              <text:p text:style-name="P46">maximum number of characters allowed </text:p>
            </table:table-cell>
          </table:table-row>
          <table:table-row>
            <table:table-cell table:style-name="Table1.A1" office:value-type="string">
              <text:p text:style-name="P45">multiple</text:p>
            </table:table-cell>
            <table:table-cell table:style-name="Table1.B1" office:value-type="string">
              <text:p text:style-name="P46">a user can enter more than one value </text:p>
            </table:table-cell>
          </table:table-row>
          <table:table-row>
            <table:table-cell table:style-name="Table1.A1" office:value-type="string">
              <text:p text:style-name="P45">name</text:p>
            </table:table-cell>
            <table:table-cell table:style-name="Table1.B1" office:value-type="string">
              <text:p text:style-name="P46"/>
            </table:table-cell>
          </table:table-row>
          <table:table-row>
            <table:table-cell table:style-name="Table1.A1" office:value-type="string">
              <text:p text:style-name="P45">readonly</text:p>
            </table:table-cell>
            <table:table-cell table:style-name="Table1.B1" office:value-type="string">
              <text:p text:style-name="P46"/>
            </table:table-cell>
          </table:table-row>
          <table:table-row>
            <table:table-cell table:style-name="Table1.A1" office:value-type="string">
              <text:p text:style-name="P45">required</text:p>
            </table:table-cell>
            <table:table-cell table:style-name="Table1.B1" office:value-type="string">
              <text:p text:style-name="P46"/>
            </table:table-cell>
          </table:table-row>
          <table:table-row>
            <table:table-cell table:style-name="Table1.A1" office:value-type="string">
              <text:p text:style-name="P45">src</text:p>
            </table:table-cell>
            <table:table-cell table:style-name="Table1.B1" office:value-type="string">
              <text:p text:style-name="P46">URL of the image </text:p>
              <text:p text:style-name="P46">to use as a submit button </text:p>
            </table:table-cell>
          </table:table-row>
          <table:table-row>
            <table:table-cell table:style-name="Table1.A1" office:value-type="string">
              <text:p text:style-name="P45">type</text:p>
            </table:table-cell>
            <table:table-cell table:style-name="Table1.B1" office:value-type="string">
              <text:p text:style-name="P46">Button, checkbox, color, date , datetime , datetime-local, email , file, hidden, image, month , number , password, radio, range , reset, search, submit, tel, text, time , url, week </text:p>
            </table:table-cell>
          </table:table-row>
          <table:table-row>
            <table:table-cell table:style-name="Table1.A1" office:value-type="string">
              <text:p text:style-name="P45">value</text:p>
            </table:table-cell>
            <table:table-cell table:style-name="Table1.B1" office:value-type="string">
              <text:p text:style-name="P41">to put text inside the text box.</text:p>
            </table:table-cell>
          </table:table-row>
        </table:table>
        <text:p text:style-name="P23"><text:span text:style-name="Source_20_Text"/></text:p>
        <text:p text:style-name="P62">examples:</text:p>
        <table:table table:name="Table3" table:style-name="Table3">
          <table:table-column table:style-name="Table3.A"/>
          <table:table-row>
            <table:table-cell table:style-name="Table3.A1" office:value-type="string">
              <text:p text:style-name="P27"><text:span text:style-name="Source_20_Text"><text:span text:style-name="T46">&lt;form </text:span></text:span><text:span text:style-name="Source_20_Text"><text:span text:style-name="T25">action='cast' method='post'</text:span></text:span><text:span text:style-name="Source_20_Text"><text:span text:style-name="T46">&gt;</text:span></text:span></text:p>
              <text:p text:style-name="P27"><text:span text:style-name="Source_20_Text"><text:span text:style-name="T48">&lt;</text:span></text:span><text:span text:style-name="Source_20_Text"><text:span text:style-name="T20">input type</text:span></text:span><text:span text:style-name="Source_20_Text"><text:span text:style-name="T48">='text' </text:span></text:span><text:span text:style-name="Source_20_Text"><text:span text:style-name="T20">name</text:span></text:span><text:span text:style-name="Source_20_Text"><text:span text:style-name="T48">='hi' </text:span></text:span><text:span text:style-name="Source_20_Text"><text:span text:style-name="T20">value</text:span></text:span><text:span text:style-name="Source_20_Text"><text:span text:style-name="T48">='</text:span></text:span><text:span text:style-name="Source_20_Text"><text:span text:style-name="T49">hi</text:span></text:span><text:span text:style-name="Source_20_Text"><text:span text:style-name="T48">'</text:span></text:span><text:span text:style-name="Source_20_Text"><text:span text:style-name="T50">&gt;</text:span></text:span></text:p>
              <text:p text:style-name="P28"><text:span text:style-name="Source_20_Text"><text:span text:style-name="T7">&lt;</text:span></text:span><text:span text:style-name="Source_20_Text"><text:span text:style-name="T18">input type</text:span></text:span><text:span text:style-name="Source_20_Text"><text:span text:style-name="T7">='button' </text:span></text:span><text:span text:style-name="Source_20_Text"><text:span text:style-name="T18">value</text:span></text:span><text:span text:style-name="Source_20_Text"><text:span text:style-name="T7">='muori' </text:span></text:span><text:span text:style-name="Source_20_Text"><text:span text:style-name="T8"><text:s/></text:span></text:span></text:p>
              <text:p text:style-name="P28"><text:span text:style-name="Source_20_Text"><text:span text:style-name="T19"><text:s text:c="13"/></text:span></text:span><text:span text:style-name="Source_20_Text"><text:span text:style-name="T18">onClick</text:span></text:span><text:span text:style-name="Source_20_Text"><text:span text:style-name="T7">='funzionaccia();'&gt;</text:span></text:span></text:p>
              <text:p text:style-name="P27"><text:span text:style-name="Source_20_Text"><text:span text:style-name="T7">&lt;</text:span></text:span><text:span text:style-name="Source_20_Text"><text:span text:style-name="T18">img src</text:span></text:span><text:span text:style-name="Source_20_Text"><text:span text:style-name="T7">="but.gif" </text:span></text:span><text:span text:style-name="Source_20_Text"><text:span text:style-name="T18">onClick</text:span></text:span><text:span text:style-name="Source_20_Text"><text:span text:style-name="T7">="myFunc();"&gt; </text:span></text:span></text:p>
              <text:p text:style-name="P26">&lt;/form&gt;</text:p>
            </table:table-cell>
          </table:table-row>
          <table:table-row>
            <table:table-cell table:style-name="Table3.A2" office:value-type="string">
              <text:p text:style-name="P44">&lt;form action="/form" method="post"&gt;</text:p>
              <text:p text:style-name="P44"><text:span text:style-name="T47"><text:s text:c="2"/></text:span>&lt;<text:span text:style-name="T15">input type</text:span>="text" name="m<text:span text:style-name="T47">essage</text:span>"&gt;</text:p>
              <text:p text:style-name="P44"><text:span text:style-name="T47"><text:s text:c="2"/></text:span>&lt;<text:span text:style-name="T15">input type</text:span>="submit<text:span text:style-name="T51"> value="gogo!</text:span>"&gt;</text:p>
              <text:p text:style-name="P44">&lt;/form&gt;</text:p>
            </table:table-cell>
          </table:table-row>
        </table:table>
        <text:h text:style-name="Heading_20_3" text:outline-level="3"><text:bookmark-start text:name="__RefHeading___Toc2399_1726950752"/>The name property<text:bookmark-end text:name="__RefHeading___Toc2399_1726950752"/></text:h>
        <text:p text:style-name="P36">to reference that particular element</text:p>
        <text:p text:style-name="P36">if you are sending the information in the form to a server, the element’s <text:s/>name property is sent along with any value of the form element, <text:span text:style-name="T6">so that the server knows what the value relates to.</text:span></text:p>
        <text:h text:style-name="Heading_20_3" text:outline-level="3"><text:bookmark-start text:name="__RefHeading___Toc2401_1726950752"/>The type property<text:bookmark-end text:name="__RefHeading___Toc2401_1726950752"/></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5">Text input</text:p>
            </table:table-cell>
            <table:table-cell table:style-name="Table2.B1" office:value-type="string">
              <text:p text:style-name="P43">Text Box</text:p>
            </table:table-cell>
            <table:table-cell table:style-name="Table2.B1" table:number-columns-spanned="3" office:value-type="string">
              <text:p text:style-name="P43">Text Area</text:p>
            </table:table-cell>
            <table:covered-table-cell/>
            <table:covered-table-cell/>
            <table:table-cell table:style-name="Table2.F1" table:number-columns-spanned="2" office:value-type="string">
              <text:p text:style-name="P43">Pswd Box</text:p>
            </table:table-cell>
            <table:covered-table-cell/>
          </table:table-row>
          <table:table-row>
            <table:table-cell table:style-name="Table2.A1" office:value-type="string">
              <text:p text:style-name="P35">Tick box</text:p>
            </table:table-cell>
            <table:table-cell table:style-name="Table2.B1" table:number-columns-spanned="2" office:value-type="string">
              <text:p text:style-name="P43">Check Box<text:span text:style-name="T32">es</text:span></text:p>
            </table:table-cell>
            <table:covered-table-cell/>
            <table:table-cell table:style-name="Table2.F1" table:number-columns-spanned="4" office:value-type="string">
              <text:p text:style-name="P43">Radio Button</text:p>
            </table:table-cell>
            <table:covered-table-cell/>
            <table:covered-table-cell/>
            <table:covered-table-cell/>
          </table:table-row>
          <table:table-row>
            <table:table-cell table:style-name="Table2.A1" office:value-type="string">
              <text:p text:style-name="P35">Select</text:p>
            </table:table-cell>
            <table:table-cell table:style-name="Table2.B1" table:number-columns-spanned="3" office:value-type="string">
              <text:p text:style-name="P43">Drop Down <text:span text:style-name="T32">List</text:span></text:p>
            </table:table-cell>
            <table:covered-table-cell/>
            <table:covered-table-cell/>
            <table:table-cell table:style-name="Table2.F1" table:number-columns-spanned="3" office:value-type="string">
              <text:p text:style-name="P43">List Box</text:p>
            </table:table-cell>
            <table:covered-table-cell/>
            <table:covered-table-cell/>
          </table:table-row>
          <table:table-row>
            <table:table-cell table:style-name="Table2.A4" office:value-type="string">
              <text:p text:style-name="P34">Buttons</text:p>
            </table:table-cell>
            <table:table-cell table:style-name="Table2.B4" table:number-columns-spanned="2" office:value-type="string">
              <text:p text:style-name="P42">Standard</text:p>
            </table:table-cell>
            <table:covered-table-cell/>
            <table:table-cell table:style-name="Table2.B4" table:number-columns-spanned="3" office:value-type="string">
              <text:p text:style-name="P42">Reset</text:p>
            </table:table-cell>
            <table:covered-table-cell/>
            <table:covered-table-cell/>
            <table:table-cell table:style-name="Table2.G4" office:value-type="string">
              <text:p text:style-name="P42">Submit</text:p>
            </table:table-cell>
          </table:table-row>
        </table:table>
        <text:h text:style-name="Heading_20_3" text:outline-level="3"><text:bookmark-start text:name="__RefHeading___Toc2403_1726950752"/>The form property<text:bookmark-end text:name="__RefHeading___Toc2403_1726950752"/></text:h>
        <text:p text:style-name="Standard"><text:span text:style-name="T41">R</text:span>eturns the <text:s/>Form object in which the</text:p>
        <text:p text:style-name="Standard">element is contained. This can be useful in cases where you have a generic routine that checks the validity of data in a form. </text:p>
        <text:p text:style-name="Standard">For example, when the user clicks a Submit button, you can pass the <text:s/>Form object referenced by the <text:s/>form property of the Submit button to your data checker, which can use it to</text:p>
        <text:p text:style-name="Standard">loop through each element on the form in turn, checking that the data in the element is valid. This is handy if you have more than one form defined on the page or where you have a generic data checker that you cut and paste to different pages—this way you don’t need to know the form’s name in advance.</text:p>
        <text:h text:style-name="P58" text:outline-level="3"/>
        <text:h text:style-name="P60" text:outline-level="3"><text:bookmark-start text:name="__RefHeading___Toc2405_1726950752"/>Submit and Reset<text:bookmark-end text:name="__RefHeading___Toc2405_1726950752"/></text:h>
        <text:p text:style-name="P5">When the submit button is clicked, the form data gets sent to the server automatically, without the need for any script.</text:p>
        <text:p text:style-name="P5">When the Reset button is clicked, all the elements in a form are cleared and returned to their default values.</text:p>
        <text:p text:style-name="Preformatted_20_Text"><text:span text:style-name="Source_20_Text">&lt;button type='submit' class='btn'&gt;vote</text:span><text:span text:style-name="Source_20_Text"><text:span text:style-name="T45"> already</text:span></text:span><text:span text:style-name="Source_20_Text">!&lt;/button&gt;</text:span></text:p>
        <text:h text:style-name="Heading_20_3" text:outline-level="3"><text:bookmark-start text:name="__RefHeading___Toc2407_1726950752"/>the textarea element<text:bookmark-end text:name="__RefHeading___Toc2407_1726950752"/></text:h>
        <text:p text:style-name="P7">it acts very much like the text box element, but it allows multi-line input of text</text:p>
        <text:p text:style-name="P9"><text:span text:style-name="T34"><text:s/>it has its own tag: </text:span><text:span text:style-name="T28">&lt;textarea&gt;</text:span><text:span text:style-name="T34">, and </text:span>it creates an <text:s/><text:span text:style-name="T30">HTMLTextAreaElement</text:span> object. It also has two additional attributes: <text:s/><text:span text:style-name="T28">cols</text:span> and <text:s/><text:span text:style-name="T28">rows</text:span> .</text:p>
        <text:p text:style-name="P10">The <text:s/><text:span text:style-name="T28">cols</text:span> attribute defines how many characters wide the text area will be, and the <text:s/><text:span text:style-name="T28">rows</text:span> attribute defines how many character rows there will be. </text:p>
        <text:p text:style-name="P13">Example:</text:p>
        <text:p text:style-name="P12">&lt;textarea name="myTextArea" cols="40" rows="20"&gt;<text:tab/>Hello World</text:p>
        <text:p text:style-name="P12"><text:tab/><text:tab/>Line 2 &lt;/textarea&gt;</text:p>
        <text:p text:style-name="P11">is 40 characters wide by 20 rows deep with initial text <text:s/>Hello World on the first line and <text:s/>Line 2 on the second line.</text:p>
        <text:h text:style-name="Heading_20_3" text:outline-level="3"><text:bookmark-start text:name="__RefHeading___Toc2409_1726950752"/>The password Text Box<text:bookmark-end text:name="__RefHeading___Toc2409_1726950752"/></text:h>
        <text:p text:style-name="P22">&lt;input name="pswd" type="password" /&gt;</text:p>
        <text:p text:style-name="P40">The only real purpose <text:span text:style-name="T33">is</text:span> to have the password characters hidden, <text:span text:style-name="T33">h</text:span>owever, this protection is visual only. When sent to the server, the text in <text:s/>is sent as plaintext.</text:p>
        <text:h text:style-name="Heading_20_3" text:outline-level="3"><text:bookmark-start text:name="__RefHeading___Toc2411_1726950752"/>The Hidden Text Box<text:bookmark-end text:name="__RefHeading___Toc2411_1726950752"/></text:h>
        <text:p text:style-name="P6">&lt;input type="hidden" name="hidden elem" /&gt;</text:p>
        <text:p text:style-name="P8">useful to keep a record of what was entered in previous pages</text:p>
        <text:h text:style-name="P59" text:outline-level="3"/>
        <text:h text:style-name="P61" text:outline-level="3"><text:bookmark-start text:name="__RefHeading___Toc2413_1726950752"/>the <text:s/><text:span text:style-name="T31">wrap</text:span> attribute<text:bookmark-end text:name="__RefHeading___Toc2413_1726950752"/></text:h>
        <text:p text:style-name="P40"><text:s/><text:span text:style-name="T35">you can use one of two values: <text:s/></text:span><text:span text:style-name="T29">soft</text:span><text:span text:style-name="T35"> and <text:s/></text:span><text:span text:style-name="T29">hard</text:span><text:span text:style-name="T35"> . </text:span></text:p>
        <text:p text:style-name="P37">The default value is <text:s/><text:span text:style-name="T29">soft</text:span> , so the user does not have to press Return at the end of a line, though this can vary from browser to browser. </text:p>
        <text:p text:style-name="P37"><text:span text:style-name="T35">On </text:span><text:span text:style-name="T28">soft</text:span><text:span text:style-name="T35">, wrapping will occur on the client side, but the carriage returns won’t be posted to the server, just the text. If the <text:s/>wrap attribute is set to <text:s/></text:span><text:span text:style-name="T28">hard</text:span><text:span text:style-name="T35"> , any carriage returns caused by wrapping will be converted to hard returns. Also, you need to be aware that the carriage-return character is determined by the operating system that the browser is running on. To turn off wrapping client-side, set <text:s/></text:span><text:span text:style-name="T28">wrap</text:span><text:span text:style-name="T35"> to <text:s/></text:span><text:span text:style-name="T28">off</text:span><text:span text:style-name="T35">.</text:span></text:p>
        <text:h text:style-name="Heading_20_3" text:outline-level="3"><text:bookmark-start text:name="__RefHeading___Toc2415_1726950752"/>Checkbox/Radio <text:span text:style-name="T43">buttons</text:span><text:bookmark-end text:name="__RefHeading___Toc2415_1726950752"/></text:h>
        <text:p text:style-name="Preformatted_20_Text">&lt;input type="radio" name="<text:span text:style-name="T36">uoo</text:span>" <text:span text:style-name="T15">checked</text:span>="checked" value="<text:span text:style-name="T36">uo</text:span>" /&gt;</text:p>
        <text:p text:style-name="P38">To create a group of radio buttons, you simply give each radio button the same <text:s/>name. </text:p>
        <text:p text:style-name="P39">Only one of the radio buttons in the group can be checked</text:p>
        <text:h text:style-name="Heading_20_3" text:outline-level="3"><text:bookmark-start text:name="__RefHeading___Toc2417_1726950752"/>Selection Boxes<text:bookmark-end text:name="__RefHeading___Toc2417_1726950752"/></text:h>
        <text:p text:style-name="Preformatted_20_Text">&lt;select name="theDay" size="<text:span text:style-name="T37">2</text:span>"&gt;</text:p>
        <text:p text:style-name="Preformatted_20_Text"><text:s/>&lt;option value="0" selected="selected"&gt;Monday&lt;/option&gt;</text:p>
        <text:p text:style-name="Preformatted_20_Text"><text:s/>&lt;option value="1"&gt;Tuesday&lt;/option&gt;</text:p>
        <text:p text:style-name="Preformatted_20_Text">&lt;/select&gt;</text:p>
        <text:p text:style-name="P15">If you want this to be a drop-down list, you just need to change the <text:s/>size attribute in the <text:s/><text:span text:style-name="T27">&lt;select&gt; </text:span>element to <text:span text:style-name="T27"><text:s/>1</text:span>.</text:p>
        <text:h text:style-name="P51" text:outline-level="1"><text:bookmark-start text:name="__RefHeading___Toc1453_996158260"/>Comments<text:bookmark-end text:name="__RefHeading___Toc1453_996158260"/></text:h>
        <text:p text:style-name="P24">&lt;!-- This is an HTML comment! --&gt;</text:p>
        <text:h text:style-name="P51" text:outline-level="1"><text:bookmark-start text:name="__RefHeading___Toc2393_1726950752"/>Div<text:bookmark-end text:name="__RefHeading___Toc2393_1726950752"/></text:h>
        <text:p text:style-name="P16">A block level container (or 'division' of the web page) for content with no semantic meaning.</text:p>
        <text:p text:style-name="P16"><text:span text:style-name="Strong_20_Emphasis">Syntax</text:span></text:p>
        <text:p text:style-name="P32"><text:span text:style-name="Source_20_Text">&lt;div&gt;This is a div element.&lt;/div&gt;</text:span></text:p>
        <text:h text:style-name="Heading_20_1" text:outline-level="1"><text:bookmark-start text:name="__RefHeading___Toc2419_1726950752"/>Headings<text:bookmark-end text:name="__RefHeading___Toc2419_1726950752"/></text:h>
        <text:p text:style-name="Preformatted_20_Text">&lt;h1&gt; This is a header! &lt;/h1&gt;</text:p>
        <text:h text:style-name="Heading_20_1" text:outline-level="1"><text:bookmark-start text:name="__RefHeading___Toc2421_1726950752"/><text:soft-page-break/>Horizontal rules<text:bookmark-end text:name="__RefHeading___Toc2421_1726950752"/></text:h>
        <text:p text:style-name="Text_20_body">This tag creates a black line one pixel thick that runs the all the way across its container. It can be styled to look differently with CSS.</text:p>
        <text:p text:style-name="Text_20_body"><text:span text:style-name="Strong_20_Emphasis">Example</text:span></text:p>
        <text:p text:style-name="Preformatted_20_Text"><text:span text:style-name="Source_20_Text">This text is divided</text:span></text:p>
        <text:p text:style-name="Preformatted_20_Text"><text:span text:style-name="Source_20_Text">&lt;hr&gt;</text:span></text:p>
        <text:p text:style-name="Preformatted_20_Text">...from this text!</text:p>
        <text:h text:style-name="P52" text:outline-level="1" text:is-list-header="true"><text:bookmark-start text:name="__RefHeading___Toc2423_1726950752"/>Hyperlinks<text:bookmark-end text:name="__RefHeading___Toc2423_1726950752"/></text:h>
        <text:p text:style-name="Text_20_body"><text:span text:style-name="Strong_20_Emphasis">Syntax</text:span></text:p>
        <text:p text:style-name="Preformatted_20_Text">&lt;a href="url this link goes to"&gt;</text:p>
        <text:p text:style-name="Preformatted_20_Text">Link text&lt;/a&gt;</text:p>
        <text:p text:style-name="Text_20_body"><text:span text:style-name="Strong_20_Emphasis">Example</text:span></text:p>
        <text:p text:style-name="P18">The following text</text:p>
        <text:p text:style-name="P18">&lt;a href="<text:a xlink:type="simple" xlink:href="http://google.com/" text:style-name="Internet_20_link" text:visited-style-name="Visited_20_Internet_20_Link">http://google.com</text:a>"&gt;</text:p>
        <text:p text:style-name="Preformatted_20_Text">goes to Google&lt;/a&gt;.</text:p>
        <text:h text:style-name="Heading_20_1" text:outline-level="1"><text:bookmark-start text:name="__RefHeading___Toc2425_1726950752"/>Images<text:bookmark-end text:name="__RefHeading___Toc2425_1726950752"/></text:h>
        <text:p text:style-name="Text_20_body"><text:span text:style-name="Strong_20_Emphasis">Syntax</text:span></text:p>
        <text:p text:style-name="Preformatted_20_Text">&lt;img src='mylocalimage.jpg'/&gt;</text:p>
        <text:h text:style-name="Heading_20_1" text:outline-level="1"><text:bookmark-start text:name="__RefHeading___Toc2427_1726950752"/>Input<text:bookmark-end text:name="__RefHeading___Toc2427_1726950752"/></text:h>
        <text:p text:style-name="P4"><text:span text:style-name="Source_20_Text"><text:span text:style-name="T4">&lt;form&gt; </text:span></text:span><text:span text:style-name="Source_20_Text"><text:span text:style-name="T3">&lt;input&gt; </text:span></text:span><text:span text:style-name="Source_20_Text"><text:span text:style-name="T4">&lt;/form&gt;</text:span></text:span> <text:s/><text:span text:style-name="T22">diffent types:</text:span> <text:tab/><text:tab/></text:p>
        <text:p text:style-name="P4"><text:span text:style-name="T16"><text:tab/>1) </text:span><text:span text:style-name="T15">text input</text:span>; its syntax looks like this:</text:p>
        <text:p text:style-name="Preformatted_20_Text">&lt;input type='text' name='hi' value='Hi'&gt;</text:p>
        <text:p text:style-name="Text_20_body"><text:span text:style-name="Source_20_Text"><text:tab/></text:span><text:span text:style-name="Source_20_Text"><text:span text:style-name="T12">2) </text:span></text:span><text:span text:style-name="Source_20_Text"><text:span text:style-name="Strong_20_Emphasis"><text:span text:style-name="T10">radio b</text:span></text:span></text:span><text:span text:style-name="Source_20_Text"><text:span text:style-name="Strong_20_Emphasis"><text:span text:style-name="T9">utton</text:span></text:span></text:span><text:span text:style-name="Source_20_Text"><text:span text:style-name="T9">, round button</text:span></text:span></text:p>
        <text:p text:style-name="Preformatted_20_Text"><text:span text:style-name="Source_20_Text">&lt;input type='radio'&gt;</text:span><text:span text:style-name="Source_20_Text"><text:span text:style-name="T21">yes</text:span></text:span></text:p>
        <text:p text:style-name="Text_20_body"><text:span text:style-name="Source_20_Text"><text:span text:style-name="T15"><text:tab/></text:span></text:span><text:span text:style-name="Source_20_Text"><text:span text:style-name="T11">3) checkbox</text:span></text:span></text:p>
        <text:p text:style-name="Preformatted_20_Text">&lt;input type="checkbox"checked &gt;</text:p>
        <text:p text:style-name="Standard"><text:tab/><text:span text:style-name="T17">4) </text:span><text:span text:style-name="T13">submit</text:span></text:p>
        <text:p text:style-name="P19">&lt;input type="submit"&gt;</text:p>
        <text:p text:style-name="Standard"><text:tab/><text:span text:style-name="T14">5) textarea</text:span></text:p>
        <text:p text:style-name="P20">&lt;textarea name="msg"&gt;&lt;/textarea&gt;</text:p>
        <text:p text:style-name="Preformatted_20_Text"/>
        <text:p text:style-name="P3"><text:span text:style-name="Source_20_Text"><text:span text:style-name="T9">unlike the vast majority of HTML elements, </text:span></text:span><text:span text:style-name="Source_20_Text"><text:span text:style-name="T3">&lt;input&gt;</text:span></text:span><text:span text:style-name="Source_20_Text"><text:span text:style-name="T9"> tags </text:span></text:span><text:span text:style-name="Emphasis"><text:span text:style-name="T9">do not</text:span></text:span><text:span text:style-name="Source_20_Text"><text:span text:style-name="T9"> get closed; <text:tab/><text:tab/>there are no </text:span></text:span><text:span text:style-name="Source_20_Text"><text:span text:style-name="T3">&lt;/input&gt; </text:span></text:span><text:span text:style-name="Source_20_Text"><text:span text:style-name="T9">tags.</text:span></text:span><text:span text:style-name="Source_20_Text"> </text:span></text:p>
        <text:h text:style-name="Heading_20_1" text:outline-level="1"><text:bookmark-start text:name="__RefHeading___Toc2429_1726950752"/>Line breaks<text:bookmark-end text:name="__RefHeading___Toc2429_1726950752"/></text:h>
        <text:p text:style-name="Text_20_body"><text:span text:style-name="Strong_20_Emphasis">Example</text:span></text:p>
        <text:p text:style-name="Preformatted_20_Text">&lt;p&gt; Some text &lt;br/&gt; </text:p>
        <text:p text:style-name="Preformatted_20_Text">that spans two lines &lt;/p&gt;</text:p>
        <text:h text:style-name="Heading_20_1" text:outline-level="1"><text:bookmark-start text:name="__RefHeading___Toc2431_1726950752"/>Links<text:bookmark-end text:name="__RefHeading___Toc2431_1726950752"/></text:h>
        <text:p text:style-name="Text_20_body">Link elements are used to connect your document to a related resource (very different from hyperlinks, which take you to another webpage when you click on them). </text:p>
        <text:p text:style-name="Text_20_body">Links appear only in the head section of a document so they do not alter the content, but only the presentation. </text:p>
        <text:p text:style-name="Text_20_body">Links are most commonly used to connect to a stylesheet, script, favicon, or alternate format of the page such as an RSS feed or PDF.</text:p>
        <text:p text:style-name="Text_20_body"><text:span text:style-name="Strong_20_Emphasis">Exampl</text:span><text:span text:style-name="Strong_20_Emphasis"><text:span text:style-name="T2">e</text:span></text:span></text:p>
        <text:p text:style-name="P30"><text:span text:style-name="Source_20_Text">&lt;link type="text/css" rel="stylesheet" href="styles.css" /&gt;</text:span></text:p>
        <text:h text:style-name="P53" text:outline-level="1"><text:bookmark-start text:name="__RefHeading___Toc2433_1726950752"/>Lists<text:bookmark-end text:name="__RefHeading___Toc2433_1726950752"/></text:h>
        <text:h text:style-name="Heading_20_2" text:outline-level="2"><text:bookmark-start text:name="__RefHeading___Toc2435_1726950752"/>Unordered Lists<text:bookmark-end text:name="__RefHeading___Toc2435_1726950752"/></text:h>
        <text:p text:style-name="P2">Unordered <text:span text:style-name="T2">l</text:span>ists<text:span text:style-name="T2">' </text:span>items are denoted with bullet points.</text:p>
        <text:p text:style-name="Text_20_body"><text:span text:style-name="Strong_20_Emphasis">Example</text:span></text:p>
        <text:p text:style-name="Preformatted_20_Text"><text:span text:style-name="Source_20_Text">Shopping list</text:span></text:p>
        <text:p text:style-name="Preformatted_20_Text"/>
        <text:p text:style-name="Preformatted_20_Text"><text:span text:style-name="Source_20_Text">&lt;ul&gt;</text:span></text:p>
        <text:p text:style-name="Preformatted_20_Text"><text:span text:style-name="Source_20_Text"><text:s text:c="2"/>&lt;li&gt;Dish soap&lt;/li&gt;</text:span></text:p>
        <text:p text:style-name="Preformatted_20_Text"><text:span text:style-name="Source_20_Text"><text:s text:c="2"/>&lt;li&gt;Kitty litter&lt;/li&gt;</text:span></text:p>
        <text:p text:style-name="Preformatted_20_Text"><text:span text:style-name="Source_20_Text"><text:s text:c="2"/>&lt;li&gt;Tomato sauce&lt;/li&gt;</text:span></text:p>
        <text:p text:style-name="Preformatted_20_Text">&lt;/ul&gt;</text:p>
        <text:h text:style-name="Heading_20_2" text:outline-level="2" text:is-list-header="true"><text:bookmark-start text:name="__RefHeading___Toc2437_1726950752"/>Ordered Lists<text:bookmark-end text:name="__RefHeading___Toc2437_1726950752"/></text:h>
        <text:p text:style-name="Text_20_body">Ordered lists' items are denoted with numbers.</text:p>
        <text:p text:style-name="Text_20_body"><text:span text:style-name="Strong_20_Emphasis">Example</text:span></text:p>
        <text:p text:style-name="Preformatted_20_Text"><text:span text:style-name="Source_20_Text">My numbered list</text:span></text:p>
        <text:p text:style-name="Preformatted_20_Text"/>
        <text:p text:style-name="Preformatted_20_Text"><text:span text:style-name="Source_20_Text">&lt;ol&gt;</text:span></text:p>
        <text:p text:style-name="Preformatted_20_Text"><text:span text:style-name="Source_20_Text"><text:s text:c="2"/>&lt;li&gt;First item!&lt;/li&gt;</text:span></text:p>
        <text:p text:style-name="Preformatted_20_Text"><text:span text:style-name="Source_20_Text"><text:s text:c="2"/>&lt;li&gt;Second item!&lt;/li&gt;</text:span></text:p>
        <text:p text:style-name="Preformatted_20_Text"><text:span text:style-name="Source_20_Text"><text:s text:c="2"/>&lt;li&gt;Last item!&lt;/li&gt;</text:span></text:p>
        <text:p text:style-name="Preformatted_20_Text">&lt;/ol&gt;</text:p>
        <text:h text:style-name="Heading_20_1" text:outline-level="1"><text:bookmark-start text:name="__RefHeading___Toc2439_1726950752"/>Semantic formatting<text:bookmark-end text:name="__RefHeading___Toc2439_1726950752"/></text:h>
        <text:p text:style-name="Text_20_body">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text:soft-page-break/>you nest the element within itself, the higher the magnitude of the text it contains.</text:p>
        <text:p text:style-name="Text_20_body"><text:span text:style-name="Strong_20_Emphasis">Example</text:span></text:p>
        <text:p text:style-name="P29"><text:span text:style-name="Source_20_Text">&lt;p&gt;&lt;strong&gt;&lt;strong&gt;Warning:&lt;/strong&gt;Acid can cause severe burns&lt;/strong&gt; &lt;/p&gt;</text:span></text:p>
        <text:p text:style-name="P29"><text:span text:style-name="Source_20_Text"/></text:p>
        <text:p text:style-name="P29"><text:span text:style-name="Source_20_Text"/></text:p>
        <text:p text:style-name="P29"><text:span text:style-name="Source_20_Text"/></text:p>
        <text:h text:style-name="Heading_20_1" text:outline-level="1"><text:bookmark-start text:name="__RefHeading___Toc2441_1726950752"/>Tables<text:bookmark-end text:name="__RefHeading___Toc2441_1726950752"/></text:h>
        <text:p text:style-name="P17">Supports headers and footers for labeling columns. </text:p>
        <text:p text:style-name="Preformatted_20_Text">&lt;tr&gt;<text:span text:style-name="T44"> row</text:span></text:p>
        <text:p text:style-name="P25">&lt;th&gt; header</text:p>
        <text:p text:style-name="P25">&lt;td&gt; data/cell</text:p>
        <text:p text:style-name="Text_20_body"><text:span text:style-name="Strong_20_Emphasis">Example</text:span></text:p>
        <text:p text:style-name="Preformatted_20_Text"><text:span text:style-name="Source_20_Text">&lt;table style="width:100%"&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th&gt;Item&lt;/th&gt;</text:span></text:p>
        <text:p text:style-name="Preformatted_20_Text"><text:span text:style-name="Source_20_Text"><text:s text:c="6"/>&lt;th&gt;Price&lt;/th&gt;</text:span></text:p>
        <text:p text:style-name="Preformatted_20_Text"><text:span text:style-name="Source_20_Text"><text:s text:c="4"/>&lt;/tr&gt;</text:span></text:p>
        <text:p text:style-name="Preformatted_20_Text"><text:span text:style-name="Source_20_Text"><text:s text:c="2"/>&lt;/thead&gt;</text:span></text:p>
        <text:p text:style-name="Preformatted_20_Text"/>
        <text:p text:style-name="Preformatted_20_Text"><text:span text:style-name="Source_20_Text"><text:s text:c="2"/>&lt;tbody&gt;</text:span></text:p>
        <text:p text:style-name="Preformatted_20_Text"><text:span text:style-name="Source_20_Text"><text:s text:c="4"/>&lt;tr&gt;</text:span></text:p>
        <text:p text:style-name="Preformatted_20_Text"><text:span text:style-name="Source_20_Text"><text:s text:c="6"/>&lt;td&gt;Banana&lt;/td&gt;</text:span></text:p>
        <text:p text:style-name="Preformatted_20_Text"><text:span text:style-name="Source_20_Text"><text:s text:c="6"/>&lt;td&gt;$56.75&lt;/td&gt;</text:span></text:p>
        <text:p text:style-name="Preformatted_20_Text"><text:span text:style-name="Source_20_Text"><text:s text:c="4"/>&lt;/tr&gt;</text:span></text:p>
        <text:p text:style-name="Preformatted_20_Text"><text:span text:style-name="Source_20_Text"><text:s text:c="4"/>&lt;tr&gt;</text:span></text:p>
        <text:p text:style-name="Preformatted_20_Text"><text:span text:style-name="Source_20_Text"><text:s text:c="6"/>&lt;td&gt;Yogurt&lt;/td&gt;</text:span></text:p>
        <text:p text:style-name="Preformatted_20_Text"><text:span text:style-name="Source_20_Text"><text:s text:c="6"/>&lt;td&gt;$12.99&lt;/td&gt;</text:span></text:p>
        <text:p text:style-name="Preformatted_20_Text"><text:span text:style-name="Source_20_Text"><text:s text:c="4"/>&lt;/tr&gt;</text:span></text:p>
        <text:p text:style-name="Preformatted_20_Text"><text:span text:style-name="Source_20_Text"><text:s text:c="2"/>&lt;/tbody&gt;</text:span></text:p>
        <text:p text:style-name="Preformatted_20_Text"/>
        <text:p text:style-name="Preformatted_20_Text"><text:span text:style-name="Source_20_Text"><text:s text:c="2"/>&lt;tfoot&gt;</text:span></text:p>
        <text:p text:style-name="Preformatted_20_Text"><text:span text:style-name="Source_20_Text"><text:s text:c="4"/>&lt;tr&gt;</text:span></text:p>
        <text:p text:style-name="Preformatted_20_Text"><text:span text:style-name="Source_20_Text"><text:s text:c="6"/>&lt;td&gt;Total&lt;/td&gt;</text:span></text:p>
        <text:p text:style-name="Preformatted_20_Text"><text:span text:style-name="Source_20_Text"><text:s text:c="6"/>&lt;td&gt;$69.74&lt;/td&gt;</text:span></text:p>
        <text:p text:style-name="Preformatted_20_Text"><text:span text:style-name="Source_20_Text"><text:s text:c="4"/>&lt;/tr&gt;</text:span></text:p>
        <text:p text:style-name="Preformatted_20_Text"><text:span text:style-name="Source_20_Text"><text:s text:c="2"/>&lt;/tfoot&gt;</text:span></text:p>
        <text:p text:style-name="Preformatted_20_Text">&lt;/table&gt;</text:p>
        <text:h text:style-name="Heading_20_1" text:outline-level="1"/>
        <text:h text:style-name="P56" text:outline-level="1"><text:bookmark-start text:name="__RefHeading___Toc2443_1726950752"/>Tags &amp; Elements<text:bookmark-end text:name="__RefHeading___Toc2443_1726950752"/></text:h>
        <text:p text:style-name="Text_20_body">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ext:p text:style-name="Text_20_body"><text:span text:style-name="Strong_20_Emphasis">Syntax</text:span></text:p>
        <text:p text:style-name="Preformatted_20_Text">&lt;tag attribute='value'&gt;content&lt;/tag keyword&gt;</text:p>
        <text:p text:style-name="Preformatted_20_Text"/>
        <text:p text:style-name="Preformatted_20_Text"/>
        <text:p text:style-name="Preformatted_20_Text"/>
        <text:h text:style-name="Heading_20_1" text:outline-level="1"><text:bookmark-start text:name="__RefHeading___Toc2445_1726950752"/>Title<text:bookmark-end text:name="__RefHeading___Toc2445_1726950752"/></text:h>
        <text:p text:style-name="Text_20_body">This tag tells the browser what to display as the page title at the top and tells search engines what the title of your site is. It goes inside <text:span text:style-name="Source_20_Text">&lt;head&gt;</text:span> tags. Try and make your page titles descriptive, but not overly verbose.</text:p>
        <text:p text:style-name="Text_20_body"><text:span text:style-name="Strong_20_Emphasis">Example</text:span></text:p>
        <text:p text:style-name="P29"><text:span text:style-name="Source_20_Text">&lt;title&gt; HTML Glossary &lt;/title&gt;</text:span></text:p>
        <text:p text:style-name="P29"><text:span text:style-name="Source_20_Text"/></text:p>
        <text:p text:style-name="P29"><text:span text:style-name="Source_20_Text"/></text:p>
        <text:p text:style-name="P29"><text:span text:style-name="Source_20_Text"/></text:p>
        <text:p text:style-name="P29"><text:span text:style-name="Source_20_Text"/></text:p>
        <text:p text:style-name="P29"><text:span text:style-name="Source_20_Text"/></text:p>
        <text:p text:style-name="P29"><text:span text:style-name="Source_20_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4.99mm" fo:margin-right="0mm" fo:margin-top="1.99mm" fo:margin-bottom="1.5mm" loext:contextual-spacing="false" fo:text-indent="1.99mm" style:auto-text-indent="fals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469e98"/>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7"/>v0.<text:span text:style-name="MT1">8.4 <text:s text:c="3"/>print1 <text:s text:c="6"/></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3-27T21:17:44.082607916</dc:date>
    <meta:editing-duration>P2DT9H24M56S</meta:editing-duration>
    <meta:editing-cycles>91</meta:editing-cycles>
    <meta:generator>LibreOffice/5.3.1.2$Linux_X86_64 LibreOffice_project/30m0$Build-2</meta:generator>
    <meta:print-date>2016-05-25T15:31:40.585526775</meta:print-date>
    <meta:document-statistic meta:table-count="3" meta:image-count="0" meta:object-count="0" meta:page-count="5" meta:paragraph-count="284" meta:word-count="1579" meta:character-count="9966" meta:non-whitespace-character-count="8417"/>
  </office:meta>
</office:document-meta>
</file>